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c5cd"/>
    </style:style>
    <style:style style:name="T1" style:family="text">
      <style:text-properties officeooo:rsid="000dc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 './PA_av.dat' u 1:2</text:span></text:p>
      <text:p text:style-name="P1"><text:span text:style-name="T1">f(x)=a*exp(-(x-b)**2/c)</text:span></text:p>
      <text:p text:style-name="P1"><text:span text:style-name="T1">fit f(x) './PA_av.dat' u 1:2 via a,b,c</text:span></text:p>
      <text:p text:style-name="P1"><text:span text:style-name="T1">b=110.</text:span></text:p>
      <text:p text:style-name="P1"><text:span text:style-name="T1">C=20.</text:span></text:p>
      <text:p text:style-name="P1"><text:span text:style-name="T1">A=1</text:span></text:p>
      <text:p text:style-name="P1"><text:span text:style-name="T1">rep f(x)</text:span></text:p>
      <text:p text:style-name="P1"><text:span text:style-name="T1">fit f(x) './PA_av.dat' u 1:2 via a,b,c</text:span></text:p>
      <text:p text:style-name="P1"><text:span text:style-name="T1">rep</text:span></text:p>
      <text:p text:style-name="P1"><text:span text:style-name="T1">unset log</text:span></text:p>
      <text:p text:style-name="P1"><text:span text:style-name="T1">rep</text:span></text:p>
      <text:p text:style-name="P1"><text:span text:style-name="T1">set log x</text:span></text:p>
      <text:p text:style-name="P1"><text:span text:style-name="T1">rep</text:span></text:p>
      <text:p text:style-name="P1"><text:span text:style-name="T1">unset log</text:span></text:p>
      <text:p text:style-name="P1"><text:span text:style-name="T1">set log y</text:span></text:p>
      <text:p text:style-name="P1"><text:span text:style-name="T1">rep</text:span></text:p>
      <text:p text:style-name="P1"><text:span text:style-name="T1">unset log</text:span></text:p>
      <text:p text:style-name="P1"><text:span text:style-name="T1">rep</text:span></text:p>
      <text:p text:style-name="P1"><text:span text:style-name="T1">fit f(x) './PA_av.dat' u 1:2 via a,b,c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h-Tai HOANG</meta:initial-creator>
    <meta:creation-date>2013-03-06T11:05:40</meta:creation-date>
    <dc:date>2013-03-06T11:10:07</dc:date>
    <dc:creator>Danh-Tai HOANG</dc:creator>
    <meta:editing-duration>P0D</meta:editing-duration>
    <meta:editing-cycles>1</meta:editing-cycles>
    <meta:document-statistic meta:table-count="0" meta:image-count="0" meta:object-count="0" meta:page-count="1" meta:paragraph-count="19" meta:word-count="48" meta:character-count="240" meta:non-whitespace-character-count="211"/>
    <meta:generator>LibreOffice/3.6$Linux_X86_64 LibreOffice_project/360m1$Build-2</meta:generator>
  </office:meta>
</office:document-meta>
</file>